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GoogleSansText-Regular" svg:font-family="GoogleSansText-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5258e"/>
    </style:style>
    <style:style style:name="P2" style:family="paragraph" style:parent-style-name="Standard" style:list-style-name="L1">
      <style:text-properties fo:color="#000000" loext:opacity="100%" style:font-name="GoogleSansText-Regular" fo:font-size="11pt" fo:font-style="normal" fo:font-weight="normal" officeooo:paragraph-rsid="0005258e" style:font-size-asian="11pt" style:font-style-asian="normal" style:font-weight-asian="normal"/>
    </style:style>
    <style:style style:name="T1" style:family="text">
      <style:text-properties fo:color="#000000" loext:opacity="100%" style:font-name="GoogleSansText-Regular" fo:font-size="11pt" fo:font-style="normal" fo:font-weight="normal" style:font-size-asian="11pt" style:font-style-asian="normal" style:font-weight-asian="normal"/>
    </style:style>
    <style:style style:name="T2" style:family="text">
      <style:text-properties fo:color="#000000" loext:opacity="100%" style:font-name="GoogleSansText-Regular" fo:font-size="11pt" fo:font-style="normal" fo:font-weight="normal" officeooo:rsid="0005258e" style:font-size-asian="11pt" style:font-style-asian="normal" style:font-weight-asian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 loext:marker-style-name="T1"><text:span text:style-name="T1">schémas finaux,</text:span></text:p>
        </text:list-item>
        <text:list-item>
          <text:p text:style-name="P1" loext:marker-style-name="T1"><text:span text:style-name="T2">l</text:span><text:span text:style-name="T1">e plan d'adressage IP </text:span><text:span text:style-name="T1">complet (Site A + Site B + Liaisons), </text:span></text:p>
        </text:list-item>
        <text:list-item>
          <text:p text:style-name="P2" loext:marker-style-name="T1">configurations clé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GoogleSansText-Regular" svg:font-family="GoogleSansText-Regular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3T07:16:22.014054100</meta:creation-date>
    <dc:date>2025-11-13T07:16:57.507849600</dc:date>
    <meta:editing-duration>PT36S</meta:editing-duration>
    <meta:editing-cycles>1</meta:editing-cycles>
    <meta:document-statistic meta:table-count="0" meta:image-count="0" meta:object-count="0" meta:page-count="1" meta:paragraph-count="3" meta:word-count="19" meta:character-count="102" meta:non-whitespace-character-count="88"/>
    <meta:generator>LibreOffice/25.2.7.2$Windows_X86_64 LibreOffice_project/5cbfd1ab6520636bb5f7b99185aa69bd7456825d</meta:generator>
  </office:meta>
</office:document-meta>
</file>